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11a18b" officeooo:paragraph-rsid="0011a18b"/>
    </style:style>
    <style:style style:name="P2" style:family="paragraph" style:parent-style-name="Standard" style:list-style-name="L1">
      <style:paragraph-properties fo:line-height="115%"/>
      <style:text-properties officeooo:rsid="00129170" officeooo:paragraph-rsid="00129170"/>
    </style:style>
    <style:style style:name="P3" style:family="paragraph" style:parent-style-name="Standard" style:list-style-name="L2">
      <style:paragraph-properties fo:line-height="115%"/>
      <style:text-properties officeooo:rsid="00129170" officeooo:paragraph-rsid="00129170"/>
    </style:style>
    <style:style style:name="P4" style:family="paragraph" style:parent-style-name="Standard" style:list-style-name="L3">
      <style:paragraph-properties fo:line-height="115%"/>
      <style:text-properties officeooo:rsid="00129170" officeooo:paragraph-rsid="00129170"/>
    </style:style>
    <style:style style:name="P5" style:family="paragraph" style:parent-style-name="Standard" style:list-style-name="L4">
      <style:paragraph-properties fo:line-height="115%"/>
      <style:text-properties officeooo:rsid="00129170" officeooo:paragraph-rsid="00129170"/>
    </style:style>
    <style:style style:name="P6" style:family="paragraph" style:parent-style-name="Standard" style:list-style-name="L5">
      <style:paragraph-properties fo:line-height="115%"/>
      <style:text-properties officeooo:rsid="00129170" officeooo:paragraph-rsid="00129170"/>
    </style:style>
    <style:style style:name="P7" style:family="paragraph" style:parent-style-name="Standard" style:list-style-name="L1">
      <style:paragraph-properties fo:line-height="115%"/>
      <style:text-properties officeooo:rsid="0013e590" officeooo:paragraph-rsid="0013e590"/>
    </style:style>
    <style:style style:name="P8" style:family="paragraph" style:parent-style-name="Standard" style:list-style-name="L2">
      <style:paragraph-properties fo:line-height="115%"/>
      <style:text-properties officeooo:paragraph-rsid="0013e590"/>
    </style:style>
    <style:style style:name="P9" style:family="paragraph" style:parent-style-name="Standard" style:list-style-name="L3">
      <style:paragraph-properties fo:line-height="115%"/>
      <style:text-properties officeooo:rsid="0015005b" officeooo:paragraph-rsid="0015005b"/>
    </style:style>
    <style:style style:name="P10" style:family="paragraph" style:parent-style-name="Standard" style:list-style-name="L4">
      <style:paragraph-properties fo:line-height="115%"/>
      <style:text-properties officeooo:rsid="00166713" officeooo:paragraph-rsid="00166713"/>
    </style:style>
    <style:style style:name="P11" style:family="paragraph" style:parent-style-name="Standard" style:list-style-name="L5">
      <style:paragraph-properties fo:line-height="115%"/>
      <style:text-properties officeooo:rsid="00166713" officeooo:paragraph-rsid="00166713"/>
    </style:style>
    <style:style style:name="P12" style:family="paragraph" style:parent-style-name="Standard">
      <style:paragraph-properties fo:margin-top="0in" fo:margin-bottom="0in" loext:contextual-spacing="false" fo:line-height="150%"/>
      <style:text-properties officeooo:rsid="00118ae6" officeooo:paragraph-rsid="00118ae6"/>
    </style:style>
    <style:style style:name="T1" style:family="text">
      <style:text-properties officeooo:rsid="0013e590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ame: ThankGod, Roman</text:p>
      <text:p text:style-name="P12">Assignment: Project Proposal</text:p>
      <text:p text:style-name="P1">Week1:</text:p>
      <text:list xml:id="list1509115986573255006" text:style-name="L1">
        <text:list-item>
          <text:p text:style-name="P2">Implement Action buttons</text:p>
          <text:list>
            <text:list-item>
              <text:p text:style-name="P7">Implement basic functionality of actions, such as moving shrimp, playing larva cubes etc</text:p>
            </text:list-item>
          </text:list>
        </text:list-item>
      </text:list>
      <text:p text:style-name="P1">Week2:</text:p>
      <text:list xml:id="list7938452618251922254" text:style-name="L2">
        <text:list-item>
          <text:p text:style-name="P3">Implement Tiles and cylinders</text:p>
          <text:list>
            <text:list-item>
              <text:p text:style-name="P8"><text:span text:style-name="T1">Have these dynamically change, such as switching dominance</text:span></text:p>
            </text:list-item>
          </text:list>
        </text:list-item>
      </text:list>
      <text:p text:style-name="P1">Week3:</text:p>
      <text:list xml:id="list4951790714299139516" text:style-name="L3">
        <text:list-item>
          <text:p text:style-name="P4">Implements rules and functionality of game details</text:p>
          <text:list>
            <text:list-item>
              <text:p text:style-name="P9">Implementing further details of game actions and game-play such as not being able to place shrimp on just any square, or attacking shrimp protected reefs.</text:p>
            </text:list-item>
          </text:list>
        </text:list-item>
      </text:list>
      <text:p text:style-name="P1">Week4:</text:p>
      <text:list xml:id="list2937602561417647367" text:style-name="L4">
        <text:list-item>
          <text:p text:style-name="P5">Implement game-play for 2 players</text:p>
          <text:list>
            <text:list-item>
              <text:p text:style-name="P10">Create the game to be functional for two players, by this time one player game would be hopefully functional, and thus be easier to integrate a second player to the game.</text:p>
            </text:list-item>
          </text:list>
        </text:list-item>
      </text:list>
      <text:p text:style-name="P1">Week5:</text:p>
      <text:list xml:id="list7727514382490569007" text:style-name="L5">
        <text:list-item>
          <text:p text:style-name="P6">Implement Sessions for multiple game-play (different 2-player sessions)</text:p>
          <text:list>
            <text:list-item>
              <text:p text:style-name="P11">Create login session for different players using multiple database tables for these players and allowing them to logout and log back in later to continue game-pla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4:07:53.441563929</meta:creation-date>
    <dc:date>2017-03-23T14:23:58.539267949</dc:date>
    <meta:editing-duration>PT16M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51" meta:character-count="930" meta:non-whitespace-character-count="806"/>
  </office:meta>
</office:document-meta>
</file>